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3616eb"/>
    </style:style>
    <style:style style:name="P8" style:family="paragraph" style:parent-style-name="Text_20_body">
      <style:text-properties officeooo:paragraph-rsid="0a3616eb"/>
    </style:style>
    <style:style style:name="P9" style:family="paragraph" style:parent-style-name="Text_20_body">
      <style:text-properties fo:font-weight="bold" officeooo:paragraph-rsid="0a3616eb" style:font-weight-asian="bold" style:font-weight-complex="bold"/>
    </style:style>
    <style:style style:name="P10" style:family="paragraph" style:parent-style-name="Text_20_body">
      <style:text-properties fo:font-weight="normal" officeooo:rsid="0bc359a8" officeooo:paragraph-rsid="0a3616eb" style:font-weight-asian="normal" style:font-weight-complex="normal"/>
    </style:style>
    <style:style style:name="P11" style:family="paragraph" style:parent-style-name="Heading_20_1" style:master-page-name="Standard">
      <style:paragraph-properties style:page-number="auto"/>
      <style:text-properties officeooo:paragraph-rsid="0a3616eb"/>
    </style:style>
    <style:style style:name="P12" style:family="paragraph" style:parent-style-name="Heading_20_2">
      <style:text-properties officeooo:paragraph-rsid="0a3616eb"/>
    </style:style>
    <style:style style:name="P13" style:family="paragraph" style:parent-style-name="texte_20_puce_20_rond_20_bleu">
      <style:text-properties officeooo:paragraph-rsid="0a3616eb"/>
    </style:style>
    <style:style style:name="P14" style:family="paragraph" style:parent-style-name="texte_20_puce_20_rond_20_bleu" style:list-style-name="rond_20_bleu">
      <style:text-properties officeooo:paragraph-rsid="0a36cc5f"/>
    </style:style>
    <style:style style:name="P15" style:family="paragraph" style:parent-style-name="texte_20_puce_20_rond_20_bleu" style:list-style-name="rond_20_bleu">
      <style:text-properties officeooo:rsid="0a383671" officeooo:paragraph-rsid="0a36cc5f"/>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cde9d17"/>
    </style:style>
    <style:style style:name="T4" style:family="text">
      <style:text-properties style:text-position="super 58%"/>
    </style:style>
    <style:style style:name="T5" style:family="text">
      <style:text-properties fo:color="#666666" loext:opacity="100%" style:font-name="Liberation Sans" fo:font-size="8pt" fo:font-style="italic" style:font-size-asian="8pt" style:font-style-asian="italic" style:font-size-complex="8pt" style:font-style-complex="italic"/>
    </style:style>
    <style:style style:name="T6" style:family="text">
      <style:text-properties officeooo:rsid="0bc5bcbe"/>
    </style:style>
    <style:style style:name="T7" style:family="text">
      <style:text-properties officeooo:rsid="0c7b7fa8"/>
    </style:style>
    <style:style style:name="T8" style:family="text">
      <style:text-properties officeooo:rsid="0d072684"/>
    </style:style>
    <style:style style:name="T9" style:family="text">
      <style:text-properties officeooo:rsid="0a38cb51"/>
    </style:style>
    <style:style style:name="T10" style:family="text">
      <style:text-properties officeooo:rsid="0a383dc4"/>
    </style:style>
    <style:style style:name="T11" style:family="text">
      <style:text-properties officeooo:rsid="0a385323"/>
    </style:style>
    <style:style style:name="T12" style:family="text">
      <style:text-properties officeooo:rsid="0a38ebc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1" text:outline-level="1"><text:bookmark-start text:name="__RefHeading___Toc1785_2821790410"/>Que deviennent les fichiers et dossier supprimés d’un dossier de groupe ?<text:bookmark-end text:name="__RefHeading___Toc1785_2821790410"/></text:h>
      <text:h text:style-name="P12" text:outline-level="2"><text:bookmark-start text:name="__RefHeading___Toc1787_2821790410"/>Corbeille « en ligne » de l’interface web et des applications mobiles<text:bookmark-end text:name="__RefHeading___Toc1787_2821790410"/></text:h>
      <text:p text:style-name="P8">Lorsqu’un dossier ou un fichier d’un dossier de groupe est supprimé par un utilisateur, ceux-ci se retrouvent dans la corbeille de l’utilisateur qui est à l’origine de la suppression, mais aussi de tous les autres utilisateurs ayant accès à ce même dossier de groupe. </text:p>
      <text:p text:style-name="P8">Si un de ces utilisateurs (y compris celui qui est à l’origine de la suppression initiale) supprime définitivement un ou plusieurs de ces éléments de sa corbeille, ils disparaîtront aussi définitivement des corbeilles des autres utilisateurs. </text:p>
      <text:p text:style-name="P9"><text:bookmark-start text:name="__RefHeading___Toc15007_1488849015"/>Le droit de suppression définitive ou de restauration dépends de vos droits :<text:bookmark-end text:name="__RefHeading___Toc15007_1488849015"/></text:p>
      <text:p text:style-name="P10">Hormis la personne qui a supprimé le fichier au départ, les autres utilisateurs voyant le fichier dans la corbeille peuvent : </text:p>
      <text:list xml:id="list1209312824" text:style-name="rond_20_bleu">
        <text:list-item>
          <text:p text:style-name="P13">Le restaurer s’ils ont le droit d’écriture dans le dossier dans lequel le fichier se trouvait avant suppression</text:p>
        </text:list-item>
        <text:list-item>
          <text:p text:style-name="P13">Le supprimer définitivement s’ils ont le droit de suppression dans le dossier dans lequel le fichier se trouvant avant suppression</text:p>
        </text:list-item>
      </text:list>
      <text:p text:style-name="P7"><text:span text:style-name="note">Précision : </text:span>Ces <text:span text:style-name="T6">précisions</text:span> peuvent paraître hors-sujet dans ce guide utilisateur, car un utilisateur lambda n’a pas la main sur la gestion des droits au sein des dossiers de groupes. L’idée est pour l’utilisateur lambda pourquoi il peut, dans certains cas, ne pas avoir le droit de supprimer définitivement ou de restaurer un fichier présent dans la corbeille et étant à l’origine dans un dossier de groupe.</text:p>
      <text:h text:style-name="P12" text:outline-level="2"><text:bookmark-start text:name="__RefHeading___Toc1789_2821790410"/><text:span text:style-name="T7">Différences de comportement de </text:span>la corbeille en ligne de Nextcloud <text:span text:style-name="T7">et de la </text:span>corbeille locale de votre ordinateur<text:bookmark-end text:name="__RefHeading___Toc1789_2821790410"/></text:h>
      <text:p text:style-name="P8">Lorsque le dossier de groupe est synchronisé en local grâce au client de synchronisation desktop de Nextcloud, il y a plusieurs cas d’usage : </text:p>
      <text:list text:continue-numbering="true" text:style-name="rond_20_bleu">
        <text:list-item>
          <text:p text:style-name="P13"> Si les éléments sont supprimés :</text:p>
          <text:list>
            <text:list-item>
              <text:p text:style-name="P13"><text:span text:style-name="T3">D</text:span>epuis mon ordinateur, il y a plusieurs conséquences ; les éléments supprimés : </text:p>
              <text:list>
                <text:list-item>
                  <text:p text:style-name="P13"><text:span text:style-name="T3">A</text:span>pparaissent dans la corbeille de mon ordinateur</text:p>
                </text:list-item>
                <text:list-item>
                  <text:p text:style-name="P13"><text:span text:style-name="T3">A</text:span>pparaissent dans la corbeille en ligne de mon espace personnel de stockage Nextcloud</text:p>
                </text:list-item>
                <text:list-item>
                  <text:p text:style-name="P13"><text:span text:style-name="T3">A</text:span>pparaissent dans les corbeilles en ligne de chacun des espaces personnels de stockage Nextcloud, de chacun des utilisateurs ayant accès au dossier de groupe en question</text:p>
                </text:list-item>
              </text:list>
            </text:list-item>
            <text:list-item>
              <text:p text:style-name="P13"><text:span text:style-name="T8">D</text:span>epuis Nextcloud (interface web ou application mobile), il y a plusieurs conséquences ; les éléments supprimés : </text:p>
              <text:list>
                <text:list-item>
                  <text:p text:style-name="P15">Selon version : </text:p>
                  <text:list>
                    <text:list-item>
                      <text:p text:style-name="P14">Jusqu’à <text:span text:style-name="T11">la</text:span> v. 3.9.4 : <text:span text:style-name="T10">N</text:span>’apparaissent pas dans la corbeille de mon ordinateur</text:p>
                    </text:list-item>
                    <text:list-item>
                      <text:p text:style-name="P14"><text:soft-page-break/>À partir de <text:span text:style-name="T12">la</text:span> v. 3.10.0 : Le paramètre « Déplacer les fichiers supprimés vers la corbeille » permet s’il est coché (non coché par défaut) de mettre tous les éléments (fichiers et dossiers) supprimés depuis l’interface web dans la corbeille de mon ordinateur, y compris les éléments initialement contenus dans des dossiers de groupe (Group Folders ou Workspace) auxquels <text:span text:style-name="T9">j’ai</text:span> accès</text:p>
                    </text:list-item>
                  </text:list>
                </text:list-item>
                <text:list-item>
                  <text:p text:style-name="P13"><text:span text:style-name="T3">A</text:span>pparaissent dans la corbeille en ligne de mon espace personnel de stockage Nextcloud</text:p>
                </text:list-item>
                <text:list-item>
                  <text:p text:style-name="P13"><text:span text:style-name="T3">A</text:span>pparaissent dans les corbeilles en ligne de chacun des espaces personnels de stockage Nextcloud, de chacun des utilisateurs ayant accès au dossier de groupe en question</text:p>
                </text:list-item>
              </text:list>
            </text:list-item>
          </text:list>
        </text:list-item>
        <text:list-item>
          <text:p text:style-name="P13">Après suppression, plusieurs scénarios en cas de suppression « définitive » des éléments en questions de la corbeille : </text:p>
          <text:list>
            <text:list-item>
              <text:p text:style-name="P13">Suppression définitive depuis ma corbeille locale (ordinateur) <text:span text:style-name="T4">*</text:span> : Les éléments disparaissent définitivement de la corbeille de l’ordinateur, mais ils ne disparaissent aucunement des corbeilles en ligne de Nextcloud</text:p>
            </text:list-item>
            <text:list-item>
              <text:p text:style-name="P13">Suppression définitive depuis ma corbeille en ligne de Nextcloud <text:span text:style-name="T4">*</text:span> : Les éléments disparaissent définitivement de ma corbeille en ligne de Nextcloud (ainsi que des corbeilles en ligne de tous les utilisateurs ayant accès au dossier de groupe que question), mais ils ne disparaissent aucunement de ma corbeille locale (ordinateur)<text:line-break/><text:line-break/><text:span text:style-name="T5">(*) Pas de lien entre les corbeilles en ligne et les corbeilles locales.</text:span></text:p>
            </text:list-item>
          </text:list>
        </text:list-item>
        <text:list-item>
          <text:p text:style-name="P13">Après suppression, plusieurs scénarios en cas de restauration des éléments en questions de la corbeille : </text:p>
          <text:list>
            <text:list-item>
              <text:p text:style-name="P13">Restauration depuis ma corbeille locale (ordinateur) :</text:p>
              <text:list>
                <text:list-item>
                  <text:p text:style-name="P13">Les éléments sont restaurés dans la version locale du dossier de groupe qui est synchronisé sur mon ordinateur. Après synchronisation faite par le client de synchronisation Nextcloud, les éléments seront définitivement restaurés dans mon espace de stockage en ligne Nextcloud, ainsi que chez tous les autres utilisateurs ayant accès au dossier de groupe concerné <text:span text:style-name="T4">*</text:span></text:p>
                </text:list-item>
                <text:list-item>
                  <text:p text:style-name="P13">Les éléments restaurés n’ont en revanche pas quitté la corbeille en ligne de Nextcloud, qu’il s’agisse de ma corbeille ou de celle des autres utilisateurs ayant accès au dossier de groupe. Si je restaure ensuite le fichier qui est dans ma corbeille en ligne, le fichier sera restauré avec un nom différent pour éviter tout écrasement. Si le fichier restauré est « courrier.odt », il sera nommé « courrier (restauré).odt ». Il y aura donc dans le dossier, à la fois « courrier.odt » et « courrier (restauré).odt » <text:span text:style-name="T4">*</text:span><text:line-break/><text:line-break/><text:span text:style-name="T5">(*) Pas de lien entre les corbeilles en ligne et les corbeilles locales.</text:span></text:p>
                </text:list-item>
              </text:list>
            </text:list-item>
            <text:list-item>
              <text:p text:style-name="P13">Restauration depuis ma corbeille en ligne de Nextcloud : </text:p>
              <text:list>
                <text:list-item>
                  <text:p text:style-name="P13">Les éléments sont restaurés dans mon espace de stockage en ligne Nextcloud, dans le dossier de groupe ; même chose chez tous autres les utilisateurs ayant accès au dossier de groupe concerné. Après synchronisation faite par le client de synchronisation Nextcloud, les éléments seront aussi restaurés sur mon ordinateur <text:span text:style-name="T4">*</text:span></text:p>
                </text:list-item>
                <text:list-item>
                  <text:p text:style-name="P13">Les éléments restaurés n’ont en revanche pas quitté la corbeille locale de mon ordinateur <text:span text:style-name="T4">*</text:span><text:line-break/><text:line-break/><text:span text:style-name="T5">(*) Pas de lien entre les corbeilles en ligne et les corbeilles locales.</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draw:image xlink:href="Pictures/10000000000000C500000023C1CCC38DB35B9A87.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9M32S</meta:editing-duration>
    <meta:editing-cycles>19</meta:editing-cycles>
    <meta:generator>LibreOffice/7.5.7.1$Linux_X86_64 LibreOffice_project/50$Build-1</meta:generator>
    <meta:initial-creator>Philippe Hemmel</meta:initial-creator>
    <meta:creation-date>2022-12-26T16:30:17.166430780</meta:creation-date>
    <dc:date>2024-06-14T16:48:41.490355926</dc:date>
    <dc:creator>Jérôme Herbinet</dc:creator>
    <meta:document-statistic meta:table-count="0" meta:image-count="2" meta:object-count="0" meta:page-count="2" meta:paragraph-count="38" meta:word-count="930" meta:character-count="5622" meta:non-whitespace-character-count="4737"/>
  </office:meta>
</office:document-meta>
</file>